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46.155"/>
          <table:table-cell office:value-type="float" office:value="145.562"/>
          <table:table-cell office:value-type="float" office:value="141.08"/>
          <table:table-cell office:value-type="float" office:value="0.0"/>
          <table:table-cell office:value-type="float" office:value="0.0"/>
          <table:table-cell office:value-type="float" office:value="665.0"/>
          <table:table-cell office:value-type="float" office:value="277002.0"/>
          <table:table-cell office:value-type="float" office:value="2326523.0"/>
          <table:table-cell office:value-type="float" office:value="391567.0"/>
          <table:table-cell office:value-type="float" office:value="1359529.0"/>
          <table:table-cell office:value-type="float" office:value="408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.7544"/>
          <table:table-cell office:value-type="float" office:value="83.164"/>
          <table:table-cell office:value-type="float" office:value="78.72"/>
          <table:table-cell office:value-type="float" office:value="1.0"/>
          <table:table-cell office:value-type="float" office:value="0.0"/>
          <table:table-cell office:value-type="float" office:value="339.0"/>
          <table:table-cell office:value-type="float" office:value="121117.0"/>
          <table:table-cell office:value-type="float" office:value="1628155.0"/>
          <table:table-cell office:value-type="float" office:value="391567.0"/>
          <table:table-cell office:value-type="float" office:value="1359529.0"/>
          <table:table-cell office:value-type="float" office:value="408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1173"/>
          <table:table-cell office:value-type="float" office:value="3.09"/>
          <table:table-cell office:value-type="float" office:value="1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2.0"/>
          <table:table-cell office:value-type="float" office:value="42558.0"/>
          <table:table-cell office:value-type="float" office:value="232525.0"/>
          <table:table-cell office:value-type="float" office:value="857977.0"/>
          <table:table-cell office:value-type="float" office:value="2306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67.976"/>
          <table:table-cell office:value-type="float" office:value="267.469"/>
          <table:table-cell office:value-type="float" office:value="263.09"/>
          <table:table-cell office:value-type="float" office:value="0.0"/>
          <table:table-cell office:value-type="float" office:value="0.0"/>
          <table:table-cell office:value-type="float" office:value="1149.0"/>
          <table:table-cell office:value-type="float" office:value="494867.0"/>
          <table:table-cell office:value-type="float" office:value="3199063.0"/>
          <table:table-cell office:value-type="float" office:value="391567.0"/>
          <table:table-cell office:value-type="float" office:value="1359530.0"/>
          <table:table-cell office:value-type="float" office:value="408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1.13"/>
          <table:table-cell office:value-type="float" office:value="110.505"/>
          <table:table-cell office:value-type="float" office:value="106.1"/>
          <table:table-cell office:value-type="float" office:value="1.0"/>
          <table:table-cell office:value-type="float" office:value="0.0"/>
          <table:table-cell office:value-type="float" office:value="508.0"/>
          <table:table-cell office:value-type="float" office:value="176390.0"/>
          <table:table-cell office:value-type="float" office:value="2248635.0"/>
          <table:table-cell office:value-type="float" office:value="391567.0"/>
          <table:table-cell office:value-type="float" office:value="1359530.0"/>
          <table:table-cell office:value-type="float" office:value="408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2053"/>
          <table:table-cell office:value-type="float" office:value="2.515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7.0"/>
          <table:table-cell office:value-type="float" office:value="13613.0"/>
          <table:table-cell office:value-type="float" office:value="232525.0"/>
          <table:table-cell office:value-type="float" office:value="857978.0"/>
          <table:table-cell office:value-type="float" office:value="2306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22.189"/>
          <table:table-cell office:value-type="float" office:value="221.633"/>
          <table:table-cell office:value-type="float" office:value="217.29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394369.0"/>
          <table:table-cell office:value-type="float" office:value="2939805.0"/>
          <table:table-cell office:value-type="float" office:value="391567.0"/>
          <table:table-cell office:value-type="float" office:value="1359529.0"/>
          <table:table-cell office:value-type="float" office:value="407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2.368"/>
          <table:table-cell office:value-type="float" office:value="111.841"/>
          <table:table-cell office:value-type="float" office:value="107.39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207013.0"/>
          <table:table-cell office:value-type="float" office:value="2060557.0"/>
          <table:table-cell office:value-type="float" office:value="391567.0"/>
          <table:table-cell office:value-type="float" office:value="1359529.0"/>
          <table:table-cell office:value-type="float" office:value="408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2107"/>
          <table:table-cell office:value-type="float" office:value="2.256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7.0"/>
          <table:table-cell office:value-type="float" office:value="11280.0"/>
          <table:table-cell office:value-type="float" office:value="232525.0"/>
          <table:table-cell office:value-type="float" office:value="857977.0"/>
          <table:table-cell office:value-type="float" office:value="230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5.9741"/>
          <table:table-cell office:value-type="float" office:value="55.363"/>
          <table:table-cell office:value-type="float" office:value="50.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4112.0"/>
          <table:table-cell office:value-type="float" office:value="861900.0"/>
          <table:table-cell office:value-type="float" office:value="391567.0"/>
          <table:table-cell office:value-type="float" office:value="1359529.0"/>
          <table:table-cell office:value-type="float" office:value="408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508"/>
          <table:table-cell office:value-type="float" office:value="128.888"/>
          <table:table-cell office:value-type="float" office:value="124.48"/>
          <table:table-cell office:value-type="float" office:value="0.0"/>
          <table:table-cell office:value-type="float" office:value="0.0"/>
          <table:table-cell office:value-type="float" office:value="680.0"/>
          <table:table-cell office:value-type="float" office:value="269547.0"/>
          <table:table-cell office:value-type="float" office:value="1988048.0"/>
          <table:table-cell office:value-type="float" office:value="391567.0"/>
          <table:table-cell office:value-type="float" office:value="1359529.0"/>
          <table:table-cell office:value-type="float" office:value="4071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14"/>
          <table:table-cell office:value-type="float" office:value="2.311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1.0"/>
          <table:table-cell office:value-type="float" office:value="8187.0"/>
          <table:table-cell office:value-type="float" office:value="232525.0"/>
          <table:table-cell office:value-type="float" office:value="857977.0"/>
          <table:table-cell office:value-type="float" office:value="2309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90.585"/>
          <table:table-cell office:value-type="float" office:value="189.922"/>
          <table:table-cell office:value-type="float" office:value="185.61"/>
          <table:table-cell office:value-type="float" office:value="0.0"/>
          <table:table-cell office:value-type="float" office:value="0.0"/>
          <table:table-cell office:value-type="float" office:value="859.0"/>
          <table:table-cell office:value-type="float" office:value="350436.0"/>
          <table:table-cell office:value-type="float" office:value="2678572.0"/>
          <table:table-cell office:value-type="float" office:value="391567.0"/>
          <table:table-cell office:value-type="float" office:value="1359530.0"/>
          <table:table-cell office:value-type="float" office:value="408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6531"/>
          <table:table-cell office:value-type="float" office:value="95.036"/>
          <table:table-cell office:value-type="float" office:value="90.68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154758.0"/>
          <table:table-cell office:value-type="float" office:value="1806769.0"/>
          <table:table-cell office:value-type="float" office:value="391567.0"/>
          <table:table-cell office:value-type="float" office:value="1359530.0"/>
          <table:table-cell office:value-type="float" office:value="405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0625"/>
          <table:table-cell office:value-type="float" office:value="2.373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8945.0"/>
          <table:table-cell office:value-type="float" office:value="232525.0"/>
          <table:table-cell office:value-type="float" office:value="857978.0"/>
          <table:table-cell office:value-type="float" office:value="231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.1966"/>
          <table:table-cell office:value-type="float" office:value="16.667"/>
          <table:table-cell office:value-type="float" office:value="11.95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3885.0"/>
          <table:table-cell office:value-type="float" office:value="199768.0"/>
          <table:table-cell office:value-type="float" office:value="420618.0"/>
          <table:table-cell office:value-type="float" office:value="1469357.0"/>
          <table:table-cell office:value-type="float" office:value="420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9881"/>
          <table:table-cell office:value-type="float" office:value="13.329"/>
          <table:table-cell office:value-type="float" office:value="8.65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20944.0"/>
          <table:table-cell office:value-type="float" office:value="125874.0"/>
          <table:table-cell office:value-type="float" office:value="420618.0"/>
          <table:table-cell office:value-type="float" office:value="1469357.0"/>
          <table:table-cell office:value-type="float" office:value="419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5242"/>
          <table:table-cell office:value-type="float" office:value="2.216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3.0"/>
          <table:table-cell office:value-type="float" office:value="7078.0"/>
          <table:table-cell office:value-type="float" office:value="261647.0"/>
          <table:table-cell office:value-type="float" office:value="967807.0"/>
          <table:table-cell office:value-type="float" office:value="2455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65.2402"/>
          <table:table-cell office:value-type="float" office:value="64.759"/>
          <table:table-cell office:value-type="float" office:value="60.11"/>
          <table:table-cell office:value-type="float" office:value="0.0"/>
          <table:table-cell office:value-type="float" office:value="0.0"/>
          <table:table-cell office:value-type="float" office:value="446.0"/>
          <table:table-cell office:value-type="float" office:value="158979.0"/>
          <table:table-cell office:value-type="float" office:value="976618.0"/>
          <table:table-cell office:value-type="float" office:value="420618.0"/>
          <table:table-cell office:value-type="float" office:value="1469357.0"/>
          <table:table-cell office:value-type="float" office:value="419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.4353"/>
          <table:table-cell office:value-type="float" office:value="81.79"/>
          <table:table-cell office:value-type="float" office:value="77.34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7798.0"/>
          <table:table-cell office:value-type="float" office:value="1662152.0"/>
          <table:table-cell office:value-type="float" office:value="420618.0"/>
          <table:table-cell office:value-type="float" office:value="1469357.0"/>
          <table:table-cell office:value-type="float" office:value="421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4461"/>
          <table:table-cell office:value-type="float" office:value="2.726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2.0"/>
          <table:table-cell office:value-type="float" office:value="17423.0"/>
          <table:table-cell office:value-type="float" office:value="261647.0"/>
          <table:table-cell office:value-type="float" office:value="967807.0"/>
          <table:table-cell office:value-type="float" office:value="2445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5.8766"/>
          <table:table-cell office:value-type="float" office:value="55.277"/>
          <table:table-cell office:value-type="float" office:value="50.75"/>
          <table:table-cell office:value-type="float" office:value="0.0"/>
          <table:table-cell office:value-type="float" office:value="0.0"/>
          <table:table-cell office:value-type="float" office:value="280.0"/>
          <table:table-cell office:value-type="float" office:value="100394.0"/>
          <table:table-cell office:value-type="float" office:value="1150274.0"/>
          <table:table-cell office:value-type="float" office:value="420618.0"/>
          <table:table-cell office:value-type="float" office:value="1469358.0"/>
          <table:table-cell office:value-type="float" office:value="420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.1964"/>
          <table:table-cell office:value-type="float" office:value="77.499"/>
          <table:table-cell office:value-type="float" office:value="73.14"/>
          <table:table-cell office:value-type="float" office:value="1.0"/>
          <table:table-cell office:value-type="float" office:value="0.0"/>
          <table:table-cell office:value-type="float" office:value="415.0"/>
          <table:table-cell office:value-type="float" office:value="150712.0"/>
          <table:table-cell office:value-type="float" office:value="1752693.0"/>
          <table:table-cell office:value-type="float" office:value="420618.0"/>
          <table:table-cell office:value-type="float" office:value="1469358.0"/>
          <table:table-cell office:value-type="float" office:value="4192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0408"/>
          <table:table-cell office:value-type="float" office:value="2.516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5.0"/>
          <table:table-cell office:value-type="float" office:value="8154.0"/>
          <table:table-cell office:value-type="float" office:value="261647.0"/>
          <table:table-cell office:value-type="float" office:value="967808.0"/>
          <table:table-cell office:value-type="float" office:value="2431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8.9573"/>
          <table:table-cell office:value-type="float" office:value="68.371"/>
          <table:table-cell office:value-type="float" office:value="63.87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52388.0"/>
          <table:table-cell office:value-type="float" office:value="1131235.0"/>
          <table:table-cell office:value-type="float" office:value="420618.0"/>
          <table:table-cell office:value-type="float" office:value="1469359.0"/>
          <table:table-cell office:value-type="float" office:value="420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7792"/>
          <table:table-cell office:value-type="float" office:value="47.105"/>
          <table:table-cell office:value-type="float" office:value="42.58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10094.0"/>
          <table:table-cell office:value-type="float" office:value="757556.0"/>
          <table:table-cell office:value-type="float" office:value="420618.0"/>
          <table:table-cell office:value-type="float" office:value="1469359.0"/>
          <table:table-cell office:value-type="float" office:value="422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1475"/>
          <table:table-cell office:value-type="float" office:value="2.909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0.0"/>
          <table:table-cell office:value-type="float" office:value="23193.0"/>
          <table:table-cell office:value-type="float" office:value="261647.0"/>
          <table:table-cell office:value-type="float" office:value="967809.0"/>
          <table:table-cell office:value-type="float" office:value="2450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3.2626"/>
          <table:table-cell office:value-type="float" office:value="42.69"/>
          <table:table-cell office:value-type="float" office:value="38.28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93432.0"/>
          <table:table-cell office:value-type="float" office:value="497723.0"/>
          <table:table-cell office:value-type="float" office:value="420618.0"/>
          <table:table-cell office:value-type="float" office:value="1469359.0"/>
          <table:table-cell office:value-type="float" office:value="421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3078"/>
          <table:table-cell office:value-type="float" office:value="16.621"/>
          <table:table-cell office:value-type="float" office:value="12.19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848.0"/>
          <table:table-cell office:value-type="float" office:value="169728.0"/>
          <table:table-cell office:value-type="float" office:value="420618.0"/>
          <table:table-cell office:value-type="float" office:value="1469359.0"/>
          <table:table-cell office:value-type="float" office:value="420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8925"/>
          <table:table-cell office:value-type="float" office:value="2.392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8.0"/>
          <table:table-cell office:value-type="float" office:value="3105.0"/>
          <table:table-cell office:value-type="float" office:value="261647.0"/>
          <table:table-cell office:value-type="float" office:value="967809.0"/>
          <table:table-cell office:value-type="float" office:value="2455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0.1565"/>
          <table:table-cell office:value-type="float" office:value="29.746"/>
          <table:table-cell office:value-type="float" office:value="27.8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253.0"/>
          <table:table-cell office:value-type="float" office:value="361722.0"/>
          <table:table-cell office:value-type="float" office:value="167922.0"/>
          <table:table-cell office:value-type="float" office:value="561966.0"/>
          <table:table-cell office:value-type="float" office:value="238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1031"/>
          <table:table-cell office:value-type="float" office:value="59.675"/>
          <table:table-cell office:value-type="float" office:value="57.76"/>
          <table:table-cell office:value-type="float" office:value="0.0"/>
          <table:table-cell office:value-type="float" office:value="0.0"/>
          <table:table-cell office:value-type="float" office:value="540.0"/>
          <table:table-cell office:value-type="float" office:value="216775.0"/>
          <table:table-cell office:value-type="float" office:value="887064.0"/>
          <table:table-cell office:value-type="float" office:value="167922.0"/>
          <table:table-cell office:value-type="float" office:value="561966.0"/>
          <table:table-cell office:value-type="float" office:value="238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6274"/>
          <table:table-cell office:value-type="float" office:value="0.847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7.0"/>
          <table:table-cell office:value-type="float" office:value="5280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8.1256"/>
          <table:table-cell office:value-type="float" office:value="27.745"/>
          <table:table-cell office:value-type="float" office:value="25.83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72445.0"/>
          <table:table-cell office:value-type="float" office:value="521710.0"/>
          <table:table-cell office:value-type="float" office:value="167922.0"/>
          <table:table-cell office:value-type="float" office:value="561966.0"/>
          <table:table-cell office:value-type="float" office:value="239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396"/>
          <table:table-cell office:value-type="float" office:value="20.953"/>
          <table:table-cell office:value-type="float" office:value="19.08"/>
          <table:table-cell office:value-type="float" office:value="1.0"/>
          <table:table-cell office:value-type="float" office:value="0.0"/>
          <table:table-cell office:value-type="float" office:value="227.0"/>
          <table:table-cell office:value-type="float" office:value="68345.0"/>
          <table:table-cell office:value-type="float" office:value="490706.0"/>
          <table:table-cell office:value-type="float" office:value="167922.0"/>
          <table:table-cell office:value-type="float" office:value="561966.0"/>
          <table:table-cell office:value-type="float" office:value="238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1871"/>
          <table:table-cell office:value-type="float" office:value="0.92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55.0"/>
          <table:table-cell office:value-type="float" office:value="11677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4.4168"/>
          <table:table-cell office:value-type="float" office:value="23.95"/>
          <table:table-cell office:value-type="float" office:value="22.0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6630.0"/>
          <table:table-cell office:value-type="float" office:value="351685.0"/>
          <table:table-cell office:value-type="float" office:value="167922.0"/>
          <table:table-cell office:value-type="float" office:value="561966.0"/>
          <table:table-cell office:value-type="float" office:value="238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1381"/>
          <table:table-cell office:value-type="float" office:value="30.723"/>
          <table:table-cell office:value-type="float" office:value="28.82"/>
          <table:table-cell office:value-type="float" office:value="1.0"/>
          <table:table-cell office:value-type="float" office:value="0.0"/>
          <table:table-cell office:value-type="float" office:value="317.0"/>
          <table:table-cell office:value-type="float" office:value="110900.0"/>
          <table:table-cell office:value-type="float" office:value="623312.0"/>
          <table:table-cell office:value-type="float" office:value="167922.0"/>
          <table:table-cell office:value-type="float" office:value="561966.0"/>
          <table:table-cell office:value-type="float" office:value="238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5799"/>
          <table:table-cell office:value-type="float" office:value="0.90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7.0"/>
          <table:table-cell office:value-type="float" office:value="2600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4.3587"/>
          <table:table-cell office:value-type="float" office:value="23.957"/>
          <table:table-cell office:value-type="float" office:value="22.0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2972.0"/>
          <table:table-cell office:value-type="float" office:value="327432.0"/>
          <table:table-cell office:value-type="float" office:value="167922.0"/>
          <table:table-cell office:value-type="float" office:value="561966.0"/>
          <table:table-cell office:value-type="float" office:value="240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315"/>
          <table:table-cell office:value-type="float" office:value="9.844"/>
          <table:table-cell office:value-type="float" office:value="7.89"/>
          <table:table-cell office:value-type="float" office:value="1.0"/>
          <table:table-cell office:value-type="float" office:value="0.0"/>
          <table:table-cell office:value-type="float" office:value="87.0"/>
          <table:table-cell office:value-type="float" office:value="24896.0"/>
          <table:table-cell office:value-type="float" office:value="207843.0"/>
          <table:table-cell office:value-type="float" office:value="167922.0"/>
          <table:table-cell office:value-type="float" office:value="561966.0"/>
          <table:table-cell office:value-type="float" office:value="240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32"/>
          <table:table-cell office:value-type="float" office:value="0.848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5.0"/>
          <table:table-cell office:value-type="float" office:value="3579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2.1565"/>
          <table:table-cell office:value-type="float" office:value="51.738"/>
          <table:table-cell office:value-type="float" office:value="49.79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18378.0"/>
          <table:table-cell office:value-type="float" office:value="750998.0"/>
          <table:table-cell office:value-type="float" office:value="167922.0"/>
          <table:table-cell office:value-type="float" office:value="561966.0"/>
          <table:table-cell office:value-type="float" office:value="240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272"/>
          <table:table-cell office:value-type="float" office:value="48.771"/>
          <table:table-cell office:value-type="float" office:value="46.79"/>
          <table:table-cell office:value-type="float" office:value="1.0"/>
          <table:table-cell office:value-type="float" office:value="0.0"/>
          <table:table-cell office:value-type="float" office:value="475.0"/>
          <table:table-cell office:value-type="float" office:value="162724.0"/>
          <table:table-cell office:value-type="float" office:value="776325.0"/>
          <table:table-cell office:value-type="float" office:value="167922.0"/>
          <table:table-cell office:value-type="float" office:value="561966.0"/>
          <table:table-cell office:value-type="float" office:value="238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9055"/>
          <table:table-cell office:value-type="float" office:value="0.99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3.0"/>
          <table:table-cell office:value-type="float" office:value="10742.0"/>
          <table:table-cell office:value-type="float" office:value="80939.0"/>
          <table:table-cell office:value-type="float" office:value="289606.0"/>
          <table:table-cell office:value-type="float" office:value="1484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53.8505"/>
          <table:table-cell office:value-type="float" office:value="53.328"/>
          <table:table-cell office:value-type="float" office:value="48.99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107678.0"/>
          <table:table-cell office:value-type="float" office:value="664457.0"/>
          <table:table-cell office:value-type="float" office:value="375324.0"/>
          <table:table-cell office:value-type="float" office:value="1297844.0"/>
          <table:table-cell office:value-type="float" office:value="400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5486"/>
          <table:table-cell office:value-type="float" office:value="13.126"/>
          <table:table-cell office:value-type="float" office:value="8.9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27893.0"/>
          <table:table-cell office:value-type="float" office:value="147353.0"/>
          <table:table-cell office:value-type="float" office:value="375324.0"/>
          <table:table-cell office:value-type="float" office:value="1297844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9744"/>
          <table:table-cell office:value-type="float" office:value="1.797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3.0"/>
          <table:table-cell office:value-type="float" office:value="10027.0"/>
          <table:table-cell office:value-type="float" office:value="216167.0"/>
          <table:table-cell office:value-type="float" office:value="795700.0"/>
          <table:table-cell office:value-type="float" office:value="2219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1.443"/>
          <table:table-cell office:value-type="float" office:value="180.968"/>
          <table:table-cell office:value-type="float" office:value="176.8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25589.0"/>
          <table:table-cell office:value-type="float" office:value="2461202.0"/>
          <table:table-cell office:value-type="float" office:value="375324.0"/>
          <table:table-cell office:value-type="float" office:value="1297843.0"/>
          <table:table-cell office:value-type="float" office:value="400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8181"/>
          <table:table-cell office:value-type="float" office:value="16.23"/>
          <table:table-cell office:value-type="float" office:value="12.1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18.0"/>
          <table:table-cell office:value-type="float" office:value="155161.0"/>
          <table:table-cell office:value-type="float" office:value="375324.0"/>
          <table:table-cell office:value-type="float" office:value="1297843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8162"/>
          <table:table-cell office:value-type="float" office:value="2.218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7.0"/>
          <table:table-cell office:value-type="float" office:value="16933.0"/>
          <table:table-cell office:value-type="float" office:value="216167.0"/>
          <table:table-cell office:value-type="float" office:value="795699.0"/>
          <table:table-cell office:value-type="float" office:value="2243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3.5642"/>
          <table:table-cell office:value-type="float" office:value="53.037"/>
          <table:table-cell office:value-type="float" office:value="48.8"/>
          <table:table-cell office:value-type="float" office:value="0.0"/>
          <table:table-cell office:value-type="float" office:value="0.0"/>
          <table:table-cell office:value-type="float" office:value="274.0"/>
          <table:table-cell office:value-type="float" office:value="99617.0"/>
          <table:table-cell office:value-type="float" office:value="1026595.0"/>
          <table:table-cell office:value-type="float" office:value="375324.0"/>
          <table:table-cell office:value-type="float" office:value="1297843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7.014"/>
          <table:table-cell office:value-type="float" office:value="216.322"/>
          <table:table-cell office:value-type="float" office:value="212.34"/>
          <table:table-cell office:value-type="float" office:value="1.0"/>
          <table:table-cell office:value-type="float" office:value="0.0"/>
          <table:table-cell office:value-type="float" office:value="1275.0"/>
          <table:table-cell office:value-type="float" office:value="539591.0"/>
          <table:table-cell office:value-type="float" office:value="3986610.0"/>
          <table:table-cell office:value-type="float" office:value="375324.0"/>
          <table:table-cell office:value-type="float" office:value="1297843.0"/>
          <table:table-cell office:value-type="float" office:value="398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8078"/>
          <table:table-cell office:value-type="float" office:value="2.165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2.0"/>
          <table:table-cell office:value-type="float" office:value="17711.0"/>
          <table:table-cell office:value-type="float" office:value="216167.0"/>
          <table:table-cell office:value-type="float" office:value="795699.0"/>
          <table:table-cell office:value-type="float" office:value="221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76.227"/>
          <table:table-cell office:value-type="float" office:value="275.553"/>
          <table:table-cell office:value-type="float" office:value="268.31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402983.0"/>
          <table:table-cell office:value-type="float" office:value="2706046.0"/>
          <table:table-cell office:value-type="float" office:value="375324.0"/>
          <table:table-cell office:value-type="float" office:value="1297843.0"/>
          <table:table-cell office:value-type="float" office:value="400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.666"/>
          <table:table-cell office:value-type="float" office:value="106.215"/>
          <table:table-cell office:value-type="float" office:value="101.98"/>
          <table:table-cell office:value-type="float" office:value="1.0"/>
          <table:table-cell office:value-type="float" office:value="0.0"/>
          <table:table-cell office:value-type="float" office:value="657.0"/>
          <table:table-cell office:value-type="float" office:value="264381.0"/>
          <table:table-cell office:value-type="float" office:value="2366280.0"/>
          <table:table-cell office:value-type="float" office:value="375324.0"/>
          <table:table-cell office:value-type="float" office:value="1297843.0"/>
          <table:table-cell office:value-type="float" office:value="39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7084"/>
          <table:table-cell office:value-type="float" office:value="1.977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6.0"/>
          <table:table-cell office:value-type="float" office:value="20678.0"/>
          <table:table-cell office:value-type="float" office:value="216167.0"/>
          <table:table-cell office:value-type="float" office:value="795699.0"/>
          <table:table-cell office:value-type="float" office:value="221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81.3115"/>
          <table:table-cell office:value-type="float" office:value="80.816"/>
          <table:table-cell office:value-type="float" office:value="76.56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88666.0"/>
          <table:table-cell office:value-type="float" office:value="1141331.0"/>
          <table:table-cell office:value-type="float" office:value="375324.0"/>
          <table:table-cell office:value-type="float" office:value="1297845.0"/>
          <table:table-cell office:value-type="float" office:value="400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.098"/>
          <table:table-cell office:value-type="float" office:value="207.455"/>
          <table:table-cell office:value-type="float" office:value="203.52"/>
          <table:table-cell office:value-type="float" office:value="1.0"/>
          <table:table-cell office:value-type="float" office:value="0.0"/>
          <table:table-cell office:value-type="float" office:value="1188.0"/>
          <table:table-cell office:value-type="float" office:value="503754.0"/>
          <table:table-cell office:value-type="float" office:value="3385002.0"/>
          <table:table-cell office:value-type="float" office:value="375324.0"/>
          <table:table-cell office:value-type="float" office:value="1297845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836"/>
          <table:table-cell office:value-type="float" office:value="2.187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54.0"/>
          <table:table-cell office:value-type="float" office:value="13817.0"/>
          <table:table-cell office:value-type="float" office:value="216167.0"/>
          <table:table-cell office:value-type="float" office:value="795701.0"/>
          <table:table-cell office:value-type="float" office:value="2243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45386"/>
          <table:table-cell office:value-type="float" office:value="1.036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51.0"/>
          <table:table-cell office:value-type="float" office:value="27023.0"/>
          <table:table-cell office:value-type="float" office:value="62078.0"/>
          <table:table-cell office:value-type="float" office:value="204846.0"/>
          <table:table-cell office:value-type="float" office:value="153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7523"/>
          <table:table-cell office:value-type="float" office:value="1.158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039.0"/>
          <table:table-cell office:value-type="float" office:value="25124.0"/>
          <table:table-cell office:value-type="float" office:value="62078.0"/>
          <table:table-cell office:value-type="float" office:value="204846.0"/>
          <table:table-cell office:value-type="float" office:value="150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4074"/>
          <table:table-cell office:value-type="float" office:value="0.40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919.0"/>
          <table:table-cell office:value-type="float" office:value="33221.0"/>
          <table:table-cell office:value-type="float" office:value="112949.0"/>
          <table:table-cell office:value-type="float" office:value="1187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87889"/>
          <table:table-cell office:value-type="float" office:value="3.431"/>
          <table:table-cell office:value-type="float" office:value="2.81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045.0"/>
          <table:table-cell office:value-type="float" office:value="125216.0"/>
          <table:table-cell office:value-type="float" office:value="62078.0"/>
          <table:table-cell office:value-type="float" office:value="204846.0"/>
          <table:table-cell office:value-type="float" office:value="149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9784"/>
          <table:table-cell office:value-type="float" office:value="1.098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90.0"/>
          <table:table-cell office:value-type="float" office:value="19213.0"/>
          <table:table-cell office:value-type="float" office:value="62078.0"/>
          <table:table-cell office:value-type="float" office:value="204846.0"/>
          <table:table-cell office:value-type="float" office:value="151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3508"/>
          <table:table-cell office:value-type="float" office:value="0.435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1.0"/>
          <table:table-cell office:value-type="float" office:value="5757.0"/>
          <table:table-cell office:value-type="float" office:value="33221.0"/>
          <table:table-cell office:value-type="float" office:value="112949.0"/>
          <table:table-cell office:value-type="float" office:value="1183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3646"/>
          <table:table-cell office:value-type="float" office:value="0.7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34.0"/>
          <table:table-cell office:value-type="float" office:value="62078.0"/>
          <table:table-cell office:value-type="float" office:value="204846.0"/>
          <table:table-cell office:value-type="float" office:value="1523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0313"/>
          <table:table-cell office:value-type="float" office:value="0.7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36.0"/>
          <table:table-cell office:value-type="float" office:value="62078.0"/>
          <table:table-cell office:value-type="float" office:value="204846.0"/>
          <table:table-cell office:value-type="float" office:value="148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4584"/>
          <table:table-cell office:value-type="float" office:value="0.3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3221.0"/>
          <table:table-cell office:value-type="float" office:value="112949.0"/>
          <table:table-cell office:value-type="float" office:value="118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08847"/>
          <table:table-cell office:value-type="float" office:value="0.69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2.0"/>
          <table:table-cell office:value-type="float" office:value="62078.0"/>
          <table:table-cell office:value-type="float" office:value="204846.0"/>
          <table:table-cell office:value-type="float" office:value="14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639"/>
          <table:table-cell office:value-type="float" office:value="0.8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94.0"/>
          <table:table-cell office:value-type="float" office:value="62078.0"/>
          <table:table-cell office:value-type="float" office:value="204846.0"/>
          <table:table-cell office:value-type="float" office:value="151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3157"/>
          <table:table-cell office:value-type="float" office:value="0.3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4.0"/>
          <table:table-cell office:value-type="float" office:value="33221.0"/>
          <table:table-cell office:value-type="float" office:value="112949.0"/>
          <table:table-cell office:value-type="float" office:value="118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3814"/>
          <table:table-cell office:value-type="float" office:value="0.63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545.0"/>
          <table:table-cell office:value-type="float" office:value="62078.0"/>
          <table:table-cell office:value-type="float" office:value="204846.0"/>
          <table:table-cell office:value-type="float" office:value="151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1808"/>
          <table:table-cell office:value-type="float" office:value="0.92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44.0"/>
          <table:table-cell office:value-type="float" office:value="6553.0"/>
          <table:table-cell office:value-type="float" office:value="62078.0"/>
          <table:table-cell office:value-type="float" office:value="204846.0"/>
          <table:table-cell office:value-type="float" office:value="150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0243"/>
          <table:table-cell office:value-type="float" office:value="0.3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33221.0"/>
          <table:table-cell office:value-type="float" office:value="112949.0"/>
          <table:table-cell office:value-type="float" office:value="117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